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3b19" officeooo:paragraph-rsid="001c3b19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438c" officeooo:paragraph-rsid="001d438c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1f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4th</text:span> of <text:span text:style-name="T5">December</text:span> 202<text:span text:style-name="T3">1</text:span> under the <text:span text:style-name="T5">5th</text:span> PA Meeting.</text:p>
      <text:p text:style-name="P1"/>
      <text:p text:style-name="P1">The Assembly, recognising the current situation,</text:p>
      <text:p text:style-name="P1"/>
      <text:p text:style-name="P5">Constitutes the need to recognise the Futurist Commune.</text:p>
      <text:p text:style-name="P5">I, the people, request recognition by the People's Assembly for our borders, history and sovereignty.</text:p>
      <text:p text:style-name="P1"/>
      <text:p text:style-name="P1">And proceeds.</text:p>
      <text:p text:style-name="P1"/>
      <text:p text:style-name="P1">Signed by,</text:p>
      <text:p text:style-name="P4">Fverndari</text:p>
      <text:p text:style-name="P4">RedPanda_4</text:p>
      <text:p text:style-name="P4">Comradedoggo_21</text:p>
      <text:p text:style-name="P4">threebody03</text:p>
      <text:p text:style-name="P4">Emeralda_axe7</text:p>
      <text:p text:style-name="P4">_yoran_</text:p>
      <text:p text:style-name="P1"/>
      <text:p text:style-name="P1"/>
      <text:p text:style-name="P1"/>
      <text:p text:style-name="Standard"><text:span text:style-name="T1">[</text:span><text:span text:style-name="T2">Motion 5-3: To recognise the Futurist Commune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4T16:11:07.228903527</dc:date>
    <meta:editing-duration>PT4M54S</meta:editing-duration>
    <meta:editing-cycles>9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13" meta:word-count="61" meta:character-count="426" meta:non-whitespace-character-count="378"/>
  </office:meta>
</office:document-meta>
</file>